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eal" svg:font-family="AReal"/>
    <style:font-face style:name="Areal" svg:font-family="Are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URW Gothic L" svg:font-family="'URW Gothic L'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elle2" style:family="table">
      <style:table-properties style:width="6.6951in" table:align="margins"/>
    </style:style>
    <style:style style:name="Tabelle2.A" style:family="table-column">
      <style:table-column-properties style:column-width="6.6951in" style:rel-column-width="65535*"/>
    </style:style>
    <style:style style:name="Tabelle2.A1" style:family="table-cell">
      <style:table-cell-properties fo:background-color="#ffffcc" fo:padding="0.0382in" fo:border="0.0007in solid #000000">
        <style:background-image/>
      </style:table-cell-properties>
    </style:style>
    <style:style style:name="Tabel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" style:family="table">
      <style:table-properties style:width="6.6951in" table:align="margins"/>
    </style:style>
    <style:style style:name="Tabelle1.A" style:family="table-column">
      <style:table-column-properties style:column-width="6.6951in" style:rel-column-width="65535*"/>
    </style:style>
    <style:style style:name="Tabelle1.A1" style:family="table-cell">
      <style:table-cell-properties fo:background-color="#ffffcc" fo:padding="0.0382in" fo:border="0.0007in solid #000000">
        <style:background-image/>
      </style:table-cell-properties>
    </style:style>
    <style:style style:name="Tabel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72in" fo:margin-left="0in" fo:margin-right="-0.0021in" table:align="margins"/>
    </style:style>
    <style:style style:name="Table7.A" style:family="table-column">
      <style:table-column-properties style:column-width="0.8958in" style:rel-column-width="8766*"/>
    </style:style>
    <style:style style:name="Table7.B" style:family="table-column">
      <style:table-column-properties style:column-width="3.6465in" style:rel-column-width="35682*"/>
    </style:style>
    <style:style style:name="Table7.C" style:family="table-column">
      <style:table-column-properties style:column-width="2.1549in" style:rel-column-width="21087*"/>
    </style:style>
    <style:style style:name="Table7.A1" style:family="table-cell">
      <style:table-cell-properties fo:background-color="#ffffcc" fo:padding="0.0382in" fo:border="0.0007in solid #000000">
        <style:background-image/>
      </style:table-cell-properties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7" style:family="table-row">
      <style:table-row-properties style:min-row-height="0.2632in"/>
    </style:style>
    <style:style style:name="Table7.A8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7.C8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Arial" fo:font-size="10pt" fo:font-weight="normal" officeooo:paragraph-rsid="0014ddae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re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URW Gothic L" fo:font-size="10pt" style:font-size-asian="10pt" style:font-size-complex="10pt"/>
    </style:style>
    <style:style style:name="P12" style:family="paragraph" style:parent-style-name="Table_20_Contents">
      <style:text-properties style:font-name="URW Gothic L" fo:font-size="10pt" style:font-size-asian="10pt" style:font-name-complex="URW Gothic L" style:font-size-complex="10pt"/>
    </style:style>
    <style:style style:name="P13" style:family="paragraph" style:parent-style-name="Table_20_Contents">
      <style:text-properties style:font-name="Arial1" fo:font-size="10pt" style:font-size-asian="10pt" style:font-size-complex="10pt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1" fo:font-size="10pt" officeooo:paragraph-rsid="0016a25a" style:font-size-asian="10pt" style:font-size-complex="10pt"/>
    </style:style>
    <style:style style:name="T1" style:family="text">
      <style:text-properties style:font-name="URW Gothic L"/>
    </style:style>
    <style:style style:name="T2" style:family="text">
      <style:text-properties style:font-name="Liberation Mono"/>
    </style:style>
    <style:style style:name="T3" style:family="text">
      <style:text-properties style:font-name="Lucida Sans"/>
    </style:style>
    <style:style style:name="T4" style:family="text">
      <style:text-properties style:font-name="Lucida Sans" style:font-name-complex="AReal"/>
    </style:style>
    <style:style style:name="T5" style:family="text">
      <style:text-properties style:font-name="AReal" style:font-name-complex="AReal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officeooo:rsid="0014ddae"/>
    </style:style>
    <style:style style:name="T8" style:family="text">
      <style:text-properties officeooo:rsid="0016a2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&lt;3D-Modellierung&gt;</text:p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7">Lernziele (als Info für Lehrer und Kursleiter / -betreuer)</text:p>
          </table:table-cell>
        </table:table-row>
        <table:table-row>
          <table:table-cell table:style-name="Tabelle2.A2" office:value-type="string">
            <text:p text:style-name="P13">Informatik: Computergraphik verstehen („Motivation: Wie funktioniert ein 3D-Trickfilm/3D-Computerspiel ?“)</text:p>
          </table:table-cell>
        </table:table-row>
        <table:table-row>
          <table:table-cell table:style-name="Tabelle2.A2" office:value-type="string">
            <text:p text:style-name="P15"><text:span text:style-name="T8">Informatik: Szenengraph als Computergraphikprinzip verstehen</text:span></text:p>
          </table:table-cell>
        </table:table-row>
        <table:table-row>
          <table:table-cell table:style-name="Tabelle2.A2" office:value-type="string">
            <text:p text:style-name="P15"><text:span text:style-name="T8">Mathematik: Rotationskörper verstehen (Thema wird nur gestreift)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7">Kurzbeschreibung und Hinweise für Kursleiter / -betreuer</text:p>
          </table:table-cell>
        </table:table-row>
        <table:table-row>
          <table:table-cell table:style-name="Tabelle1.A2" office:value-type="string">
            <text:p text:style-name="P8">Einf<text:span text:style-name="T1">ü</text:span>hrung in ein vereinfachtes 3D-Computergraphik-Programm</text:p>
          </table:table-cell>
        </table:table-row>
        <table:table-row>
          <table:table-cell table:style-name="Tabelle1.A2" office:value-type="string">
            <text:p text:style-name="P12">Hinweise:</text:p>
          </table:table-cell>
        </table:table-row>
        <table:table-row>
          <table:table-cell table:style-name="Tabelle1.A2" office:value-type="string">
            <text:p text:style-name="P8">Bei Navigation im 3D Raum unbedingt „Huch alles weg“-Effekt (Navigation hinters erstellte Objekt)</text:p>
            <text:p text:style-name="P8">und Abhilfe erkl<text:span text:style-name="T2">ä</text:span>ren (Kameras erstellen, solange r<text:span text:style-name="T2">ü</text:span>ckw<text:span text:style-name="T2">ä</text:span>rts navigieren, bis Objekt wieder erscheint)</text:p>
          </table:table-cell>
        </table:table-row>
        <table:table-row>
          <table:table-cell table:style-name="Tabelle1.A2" office:value-type="string">
            <text:p text:style-name="P8">Bei Grobmotorikern und grosser Bildschirmaufl<text:span text:style-name="T3">ö</text:span>sung macht es Sinn, di<text:span text:style-name="T5">e 3D-Dialogelemente </text:span><text:span text:style-name="T4">ü</text:span><text:span text:style-name="T5">ber <text:s/>„Veraendern </text:span><text:span text:style-name="T6">→ </text:span><text:span text:style-name="T5"><text:s/>Griffe </text:span><text:span text:style-name="T6">→</text:span><text:span text:style-name="T5"> Aendere Groesse der Punktgriffe“ <text:s/>zu vergr</text:span><text:span text:style-name="T4">ö</text:span><text:span text:style-name="T5">ssern</text:span></text:p>
          </table:table-cell>
        </table:table-row>
        <table:table-row>
          <table:table-cell table:style-name="Tabelle1.A2" office:value-type="string">
            <text:p text:style-name="P11">„Am Hintergrund arbeiten“ nur f<text:span text:style-name="T2">ü</text:span>r durchsetzungf<text:span text:style-name="T2">ä</text:span>hige Kursleiter, ansonsten besteht die Gefahr</text:p>
            <text:p text:style-name="P11">dass sich Kursteilnehmer damit ausklinken und alles Andere ignorieren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3">Ablaufplan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"><text:span text:style-name="T7">4</text:span> min</text:p>
          </table:table-cell>
          <table:table-cell table:style-name="Table7.A2" office:value-type="string">
            <text:p text:style-name="P10">Kurze Einführung in das Thema CAD</text:p>
          </table:table-cell>
          <table:table-cell table:style-name="Table7.C2" office:value-type="string">
            <text:p text:style-name="P4">Theorie</text:p>
          </table:table-cell>
        </table:table-row>
        <table:table-row>
          <table:table-cell table:style-name="Table7.A2" office:value-type="string">
            <text:p text:style-name="P1"><text:span text:style-name="T7">3</text:span> min</text:p>
          </table:table-cell>
          <table:table-cell table:style-name="Table7.A2" office:value-type="string">
            <text:p text:style-name="P4">Nur vorf<text:span text:style-name="T1">üh</text:span>ren: Beispiel „Tierkopf“ erstellen</text:p>
          </table:table-cell>
          <table:table-cell table:style-name="Table7.C2" office:value-type="string">
            <text:p text:style-name="P4">Theorie</text:p>
          </table:table-cell>
        </table:table-row>
        <table:table-row>
          <table:table-cell table:style-name="Table7.A2" office:value-type="string">
            <text:p text:style-name="P1">3 min</text:p>
          </table:table-cell>
          <table:table-cell table:style-name="Table7.A2" office:value-type="string">
            <text:p text:style-name="P4">Tips f<text:span text:style-name="T2">ü</text:span>r Hintergrund:</text:p>
            <text:p text:style-name="P4">D<text:span text:style-name="T2">ü</text:span>nenlandschaft (Flaeche Gr<text:span text:style-name="T2">ö</text:span>sse 10), Farben zuweisen</text:p>
            <text:p text:style-name="P4">Einfach K<text:span text:style-name="T2">ö</text:span>rper (Kugel, Zylinder, Box usw.) als Geb<text:span text:style-name="T2">äude</text:span></text:p>
          </table:table-cell>
          <table:table-cell table:style-name="Table7.C2" office:value-type="string">
            <text:p text:style-name="P4">Aufgabe stellen: </text:p>
            <text:p text:style-name="P4">Am Hintergrund arbeiten, statt zu warten, bis es endlich weitergeht</text:p>
          </table:table-cell>
        </table:table-row>
        <table:table-row>
          <table:table-cell table:style-name="Table7.A2" office:value-type="string">
            <text:p text:style-name="P6">2 min</text:p>
          </table:table-cell>
          <table:table-cell table:style-name="Table7.A2" office:value-type="string">
            <text:p text:style-name="P8">Modellierung Grundk<text:span text:style-name="T1">örper: Rotationskörper/„Spindel“</text:span></text:p>
          </table:table-cell>
          <table:table-cell table:style-name="Table7.C2" office:value-type="string">
            <text:p text:style-name="P8">Beginn praktische <text:span text:style-name="T1">Ü</text:span>bung</text:p>
          </table:table-cell>
        </table:table-row>
        <table:table-row>
          <table:table-cell table:style-name="Table7.A2" office:value-type="string">
            <text:p text:style-name="P6">3 min</text:p>
          </table:table-cell>
          <table:table-cell table:style-name="Table7.A2" office:value-type="string">
            <text:p text:style-name="P8">Navigation/Verschieben/Drehen/Skalieren im 3D Raum erkl<text:span text:style-name="T1">ä</text:span>ren und entsprechende Icons erlaeutern</text:p>
          </table:table-cell>
          <table:table-cell table:style-name="Table7.C2" office:value-type="string">
            <text:p text:style-name="P8"/>
          </table:table-cell>
        </table:table-row>
        <table:table-row table:style-name="Table7.7">
          <table:table-cell table:style-name="Table7.A2" office:value-type="string">
            <text:p text:style-name="P6"><text:span text:style-name="T7">6</text:span> min</text:p>
          </table:table-cell>
          <table:table-cell table:style-name="Table7.A2" office:value-type="string">
            <text:p text:style-name="P8">Szenengraph erkl<text:span text:style-name="T1">ä</text:span>ren am Beispiel Auge/Augapfel</text:p>
          </table:table-cell>
          <table:table-cell table:style-name="Table7.C2" office:value-type="string">
            <text:p text:style-name="P8"/>
          </table:table-cell>
        </table:table-row>
        <table:table-row>
          <table:table-cell table:style-name="Table7.A8" office:value-type="string">
            <text:p text:style-name="P6">10 min</text:p>
          </table:table-cell>
          <table:table-cell table:style-name="Table7.A8" office:value-type="string">
            <text:p text:style-name="P8">Augen erstellen: Symetrisch kopieren (Kopieren/Einf<text:span text:style-name="T1">ü</text:span>gen/Umklappen)</text:p>
          </table:table-cell>
          <table:table-cell table:style-name="Table7.C8" office:value-type="string">
            <text:p text:style-name="P8"/>
          </table:table-cell>
        </table:table-row>
        <table:table-row>
          <table:table-cell table:style-name="Table7.A8" office:value-type="string">
            <text:p text:style-name="P6"><text:span text:style-name="T7">2</text:span> min</text:p>
          </table:table-cell>
          <table:table-cell table:style-name="Table7.A8" office:value-type="string">
            <text:p text:style-name="P8">Drehk<text:span text:style-name="T1">örper umwandeln („deformierbar machen“) <text:s/>um weitere Details (Nase/Maul) herauszuziehen </text:span></text:p>
          </table:table-cell>
          <table:table-cell table:style-name="Table7.C8" office:value-type="string">
            <text:p text:style-name="P9">Ende praktische <text:span text:style-name="T1">Ü</text:span>bung</text:p>
          </table:table-cell>
        </table:table-row>
        <table:table-row>
          <table:table-cell table:style-name="Table7.A8" office:value-type="string">
            <text:p text:style-name="P6"><text:span text:style-name="T7">2</text:span> min</text:p>
          </table:table-cell>
          <table:table-cell table:style-name="Table7.A8" office:value-type="string">
            <text:p text:style-name="P8">(optional) Pause, um eigene Idee zu entwickeln</text:p>
          </table:table-cell>
          <table:table-cell table:style-name="Table7.C8" office:value-type="string">
            <text:p text:style-name="P8"/>
          </table:table-cell>
        </table:table-row>
        <table:table-row>
          <table:table-cell table:style-name="Table7.A8" office:value-type="string">
            <text:p text:style-name="P6"><text:span text:style-name="T7">25 </text:span>min </text:p>
          </table:table-cell>
          <table:table-cell table:style-name="Table7.A8" office:value-type="string">
            <text:p text:style-name="P8">Freies Arbeiten</text:p>
            <text:p text:style-name="P8">Eigene Ideen umsetzen</text:p>
            <text:p text:style-name="P9">Ergebnis versch<text:span text:style-name="T1">ö</text:span>nern</text:p>
            <text:p text:style-name="P9">Indivuelle Hilfe</text:p>
          </table:table-cell>
          <table:table-cell table:style-name="Table7.C8" office:value-type="string">
            <text:p text:style-name="P8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eal" svg:font-family="AReal"/>
    <style:font-face style:name="Areal" svg:font-family="Are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URW Gothic L" svg:font-family="'URW Gothic L'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1-02-16T18:33:32</meta:creation-date>
    <meta:editing-cycles>2</meta:editing-cycles>
    <meta:editing-duration>PT00H02M54S</meta:editing-duration>
    <meta:document-statistic meta:table-count="3" meta:image-count="0" meta:object-count="0" meta:page-count="2" meta:paragraph-count="45" meta:word-count="230" meta:character-count="1829"/>
    <dc:date>2011-02-16T18:36:24</dc:date>
    <meta:user-defined meta:name="Info 1"/>
    <meta:user-defined meta:name="Info 2"/>
    <meta:user-defined meta:name="Info 3"/>
    <meta:user-defined meta:name="Info 4"/>
  </office:meta>
</office:document-meta>
</file>